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2.png"/>
  <manifest:file-entry manifest:media-type="image/png" manifest:full-path="Pictures/image8.png"/>
  <manifest:file-entry manifest:media-type="image/png" manifest:full-path="Pictures/image4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225.92165122600pt" svg:height="104.91201985679pt" svg:x="152.82098083618pt" svg:y="5.62531217802pt">
          <draw:image xlink:type="simple" xlink:show="embed" xlink:actuate="onLoad" xlink:href="Pictures/image1.png"/>
        </draw:frame>
        <draw:frame draw:style-name="gr1" xml:id="shape-2" draw:id="shape-2" draw:layer="" svg:width="225.21810248469pt" svg:height="104.88097909826pt" svg:x="153.90689751528pt" svg:y="110.53071953400pt">
          <draw:image xlink:type="simple" xlink:show="embed" xlink:actuate="onLoad" xlink:href="Pictures/image2.png"/>
        </draw:frame>
        <draw:frame draw:style-name="gr1" xml:id="shape-3" draw:id="shape-3" draw:layer="" svg:width="224.22086087800pt" svg:height="104.93094474587pt" svg:x="153.91316084249pt" svg:y="214.53426556731pt">
          <draw:image xlink:type="simple" xlink:show="embed" xlink:actuate="onLoad" xlink:href="Pictures/image3.png"/>
        </draw:frame>
        <draw:frame draw:style-name="gr1" xml:id="shape-4" draw:id="shape-4" draw:layer="" svg:width="224.22086087800pt" svg:height="104.93094474587pt" svg:x="153.74778138142pt" svg:y="318.65446997010pt">
          <draw:image xlink:type="simple" xlink:show="embed" xlink:actuate="onLoad" xlink:href="Pictures/image4.png"/>
        </draw:frame>
        <draw:frame draw:style-name="gr1" xml:id="shape-5" draw:id="shape-5" draw:layer="" svg:width="227.09759389382pt" svg:height="104.94240891426pt" svg:x="152.02740610615pt" svg:y="423.93837717736pt">
          <draw:image xlink:type="simple" xlink:show="embed" xlink:actuate="onLoad" xlink:href="Pictures/image5.png"/>
        </draw:frame>
        <draw:frame draw:style-name="gr1" xml:id="shape-6" draw:id="shape-6" draw:layer="" svg:width="222.52007053000pt" svg:height="104.94156412649pt" svg:x="154.45817723105pt" svg:y="528.93323138813pt">
          <draw:image xlink:type="simple" xlink:show="embed" xlink:actuate="onLoad" xlink:href="Pictures/image6.png"/>
        </draw:frame>
        <draw:frame draw:style-name="gr1" xml:id="shape-7" draw:id="shape-7" draw:layer="" svg:width="226.51051517709pt" svg:height="104.92766511880pt" svg:x="152.23948482288pt" svg:y="633.53309262348pt">
          <draw:image xlink:type="simple" xlink:show="embed" xlink:actuate="onLoad" xlink:href="Pictures/image7.png"/>
        </draw:frame>
        <draw:frame draw:style-name="gr1" xml:id="shape-8" draw:id="shape-8" draw:layer="" svg:width="224.50432593600pt" svg:height="104.84187348111pt" svg:x="153.36448482288pt" svg:y="735.23052132870pt">
          <draw:image xlink:type="simple" xlink:show="embed" xlink:actuate="onLoad" xlink:href="Pictures/image8.png"/>
        </draw:frame>
        <draw:frame draw:style-name="gr1" xml:id="shape-9" draw:id="shape-9" draw:layer="" svg:width="242.92955470600pt" svg:height="113.44632016833pt" svg:x="223.11448482287pt" svg:y="1080.98052132867pt">
          <draw:image xlink:type="simple" xlink:show="embed" xlink:actuate="onLoad" xlink:href="Pictures/image8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article" style:display-name="Bibliography article" style:family="paragraph"/>
    <style:style style:name="Bibliography_20custom4" style:display-name="Bibliography custom4" style:family="paragraph"/>
    <style:style style:name="Bibliography_20book" style:display-name="Bibliography book" style:family="paragraph"/>
    <style:style style:name="Bibliography_20custom5" style:display-name="Bibliography custom5" style:family="paragraph"/>
    <style:style style:name="Bibliography_20booklet" style:display-name="Bibliography booklet" style:family="paragraph"/>
    <style:style style:name="Footnote" style:display-name="Footnote" style:family="paragraph" style:next-style-name=""/>
    <style:style style:name="Bibliography_20conference" style:display-name="Bibliography conference" style:family="paragraph"/>
    <style:style style:name="Endnote" style:display-name="Endnote" style:family="paragraph" style:next-style-name=""/>
    <style:style style:name="Bibliography_20phdthesis" style:display-name="Bibliography phdthesis" style:family="paragraph"/>
    <style:style style:name="Bibliography_20www" style:display-name="Bibliography www" style:family="paragraph"/>
    <style:style style:name="Bibliography_20proceedings" style:display-name="Bibliography proceedings" style:family="paragraph"/>
    <style:style style:name="Bibliography_20custom1" style:display-name="Bibliography custom1" style:family="paragraph"/>
    <style:style style:name="Bibliography_20techreport" style:display-name="Bibliography techreport" style:family="paragraph"/>
    <style:style style:name="Bibliography_20custom2" style:display-name="Bibliography custom2" style:family="paragraph"/>
    <style:style style:name="Bibliography_20unpublished" style:display-name="Bibliography unpublished" style:family="paragraph"/>
    <style:style style:name="Bibliography_20custom3" style:display-name="Bibliography custom3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1-02-01T07:03:53</dc:date>
    <meta:creation-date>2008-10-27T22:59:39</meta:creation-date>
    <dc:creator>Symon Saroar</dc:creator>
  </office:meta>
</office:document-meta>
</file>